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3.256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Chords</text:p>
          </table:table-cell>
          <table:table-cell office:value-type="string">
            <text:p>Base</text:p>
          </table:table-cell>
          <table:table-cell office:value-type="string">
            <text:p>7</text:p>
          </table:table-cell>
          <table:table-cell office:value-type="string">
            <text:p>maj7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sus4</text:p>
          </table:table-cell>
          <table:table-cell office:value-type="string">
            <text:p>sus2</text:p>
          </table:table-cell>
          <table:table-cell office:value-type="string">
            <text:p>7sus4</text:p>
          </table:table-cell>
          <table:table-cell office:value-type="string">
            <text:p>aug</text:p>
          </table:table-cell>
          <table:table-cell office:value-type="string">
            <text:p>dim</text:p>
          </table:table-cell>
          <table:table-cell office:value-type="string">
            <text:p>add9</text:p>
          </table:table-cell>
          <table:table-cell table:number-columns-repeated="1012"/>
        </table:table-row>
        <table:table-row table:style-name="ro2">
          <table:table-cell office:value-type="string">
            <text:p><text:s/>A <text:s text:c="3"/></text:p>
          </table:table-cell>
          <table:table-cell office:value-type="string">
            <text:p><text:s/>2100 </text:p>
          </table:table-cell>
          <table:table-cell office:value-type="string">
            <text:p>0100</text:p>
          </table:table-cell>
          <table:table-cell office:value-type="string">
            <text:p>1100</text:p>
          </table:table-cell>
          <table:table-cell office:value-type="string">
            <text:p>2120</text:p>
          </table:table-cell>
          <table:table-cell office:value-type="string">
            <text:p>0102</text:p>
          </table:table-cell>
          <table:table-cell office:value-type="string">
            <text:p>2200</text:p>
          </table:table-cell>
          <table:table-cell office:value-type="string">
            <text:p>2452</text:p>
          </table:table-cell>
          <table:table-cell office:value-type="string">
            <text:p>0200</text:p>
          </table:table-cell>
          <table:table-cell office:value-type="string">
            <text:p>2114</text:p>
          </table:table-cell>
          <table:table-cell office:value-type="string">
            <text:p>2323</text:p>
          </table:table-cell>
          <table:table-cell office:value-type="string">
            <text:p>2102</text:p>
          </table:table-cell>
          <table:table-cell table:number-columns-repeated="1012"/>
        </table:table-row>
        <table:table-row table:style-name="ro2">
          <table:table-cell office:value-type="string">
            <text:p><text:s/>a <text:s text:c="3"/></text:p>
          </table:table-cell>
          <table:table-cell office:value-type="string">
            <text:p><text:s/>2000 </text:p>
          </table:table-cell>
          <table:table-cell office:value-type="string">
            <text:p>0000</text:p>
          </table:table-cell>
          <table:table-cell/>
          <table:table-cell office:value-type="string">
            <text:p>2020</text:p>
          </table:table-cell>
          <table:table-cell office:value-type="string">
            <text:p>2002</text:p>
          </table:table-cell>
          <table:table-cell table:number-columns-repeated="1018"/>
        </table:table-row>
        <table:table-row table:style-name="ro2">
          <table:table-cell office:value-type="string">
            <text:p><text:s/>A# <text:s text:c="6"/></text:p>
          </table:table-cell>
          <table:table-cell office:value-type="string">
            <text:p><text:s/>32**11** </text:p>
          </table:table-cell>
          <table:table-cell office:value-type="string">
            <text:p>**1**2**11**</text:p>
          </table:table-cell>
          <table:table-cell office:value-type="string">
            <text:p>3210</text:p>
          </table:table-cell>
          <table:table-cell office:value-type="string">
            <text:p>0211</text:p>
          </table:table-cell>
          <table:table-cell office:value-type="string">
            <text:p>3011</text:p>
          </table:table-cell>
          <table:table-cell office:value-type="string">
            <text:p>3311</text:p>
          </table:table-cell>
          <table:table-cell office:value-type="string">
            <text:p>3011</text:p>
          </table:table-cell>
          <table:table-cell office:value-type="string">
            <text:p>1311</text:p>
          </table:table-cell>
          <table:table-cell office:value-type="string">
            <text:p>3221</text:p>
          </table:table-cell>
          <table:table-cell office:value-type="string">
            <text:p>3101</text:p>
          </table:table-cell>
          <table:table-cell office:value-type="string">
            <text:p>3213</text:p>
          </table:table-cell>
          <table:table-cell table:number-columns-repeated="1012"/>
        </table:table-row>
        <table:table-row table:style-name="ro2">
          <table:table-cell office:value-type="string">
            <text:p><text:s/>a# <text:s text:c="6"/></text:p>
          </table:table-cell>
          <table:table-cell office:value-type="string">
            <text:p><text:s/>3**111** </text:p>
          </table:table-cell>
          <table:table-cell office:value-type="string">
            <text:p>**1111**</text:p>
          </table:table-cell>
          <table:table-cell/>
          <table:table-cell office:value-type="string">
            <text:p>3**1**3**1**</text:p>
          </table:table-cell>
          <table:table-cell office:value-type="string">
            <text:p>3131</text:p>
          </table:table-cell>
          <table:table-cell table:number-columns-repeated="1018"/>
        </table:table-row>
        <table:table-row table:style-name="ro2">
          <table:table-cell office:value-type="string">
            <text:p><text:s/>B <text:s text:c="7"/></text:p>
          </table:table-cell>
          <table:table-cell office:value-type="string">
            <text:p><text:s/>43**22** </text:p>
          </table:table-cell>
          <table:table-cell office:value-type="string">
            <text:p>**2**3**22**</text:p>
          </table:table-cell>
          <table:table-cell office:value-type="string">
            <text:p>4321</text:p>
          </table:table-cell>
          <table:table-cell office:value-type="string">
            <text:p>13**22**</text:p>
          </table:table-cell>
          <table:table-cell office:value-type="string">
            <text:p>4354</text:p>
          </table:table-cell>
          <table:table-cell office:value-type="string">
            <text:p>4422</text:p>
          </table:table-cell>
          <table:table-cell office:value-type="string">
            <text:p>4122</text:p>
          </table:table-cell>
          <table:table-cell office:value-type="string">
            <text:p>**2**4**22**</text:p>
          </table:table-cell>
          <table:table-cell office:value-type="string">
            <text:p>4332</text:p>
          </table:table-cell>
          <table:table-cell office:value-type="string">
            <text:p>4212</text:p>
          </table:table-cell>
          <table:table-cell office:value-type="string">
            <text:p>4324</text:p>
          </table:table-cell>
          <table:table-cell table:number-columns-repeated="1012"/>
        </table:table-row>
        <table:table-row table:style-name="ro2">
          <table:table-cell office:value-type="string">
            <text:p><text:s/>b <text:s text:c="7"/></text:p>
          </table:table-cell>
          <table:table-cell office:value-type="string">
            <text:p><text:s/>4**222** </text:p>
          </table:table-cell>
          <table:table-cell office:value-type="string">
            <text:p>**2222**</text:p>
          </table:table-cell>
          <table:table-cell/>
          <table:table-cell office:value-type="string">
            <text:p>1222</text:p>
          </table:table-cell>
          <table:table-cell office:value-type="string">
            <text:p>2102</text:p>
          </table:table-cell>
          <table:table-cell table:number-columns-repeated="1018"/>
        </table:table-row>
        <table:table-row table:style-name="ro2">
          <table:table-cell office:value-type="string">
            <text:p><text:s/>C <text:s text:c="3"/></text:p>
          </table:table-cell>
          <table:table-cell office:value-type="string">
            <text:p><text:s/>0003 </text:p>
          </table:table-cell>
          <table:table-cell office:value-type="string">
            <text:p>0001</text:p>
          </table:table-cell>
          <table:table-cell office:value-type="string">
            <text:p>0002</text:p>
          </table:table-cell>
          <table:table-cell office:value-type="string">
            <text:p>0000</text:p>
          </table:table-cell>
          <table:table-cell office:value-type="string">
            <text:p>0201</text:p>
          </table:table-cell>
          <table:table-cell office:value-type="string">
            <text:p>0013</text:p>
          </table:table-cell>
          <table:table-cell office:value-type="string">
            <text:p>0233</text:p>
          </table:table-cell>
          <table:table-cell office:value-type="string">
            <text:p>0011</text:p>
          </table:table-cell>
          <table:table-cell office:value-type="string">
            <text:p>1003</text:p>
          </table:table-cell>
          <table:table-cell office:value-type="string">
            <text:p>0323</text:p>
          </table:table-cell>
          <table:table-cell office:value-type="string">
            <text:p>0433</text:p>
          </table:table-cell>
          <table:table-cell table:number-columns-repeated="1012"/>
        </table:table-row>
        <table:table-row table:style-name="ro2">
          <table:table-cell office:value-type="string">
            <text:p><text:s/>c <text:s text:c="3"/></text:p>
          </table:table-cell>
          <table:table-cell office:value-type="string">
            <text:p><text:s/>0333 </text:p>
          </table:table-cell>
          <table:table-cell office:value-type="string">
            <text:p>**3333**</text:p>
          </table:table-cell>
          <table:table-cell/>
          <table:table-cell office:value-type="string">
            <text:p>2333</text:p>
          </table:table-cell>
          <table:table-cell office:value-type="string">
            <text:p>533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office:value-type="string">
            <text:p><text:s/>C# <text:s text:c="6"/></text:p>
          </table:table-cell>
          <table:table-cell office:value-type="string">
            <text:p><text:s/>**111**4 </text:p>
          </table:table-cell>
          <table:table-cell office:value-type="string">
            <text:p>1112</text:p>
          </table:table-cell>
          <table:table-cell office:value-type="string">
            <text:p>1113</text:p>
          </table:table-cell>
          <table:table-cell office:value-type="string">
            <text:p>**1111**</text:p>
          </table:table-cell>
          <table:table-cell office:value-type="string">
            <text:p>1312</text:p>
          </table:table-cell>
          <table:table-cell office:value-type="string">
            <text:p>1124</text:p>
          </table:table-cell>
          <table:table-cell office:value-type="string">
            <text:p>1344</text:p>
          </table:table-cell>
          <table:table-cell office:value-type="string">
            <text:p>1122</text:p>
          </table:table-cell>
          <table:table-cell office:value-type="string">
            <text:p>2110</text:p>
          </table:table-cell>
          <table:table-cell office:value-type="string">
            <text:p>0104</text:p>
          </table:table-cell>
          <table:table-cell office:value-type="string">
            <text:p>1314</text:p>
          </table:table-cell>
          <table:table-cell table:number-columns-repeated="1012"/>
        </table:table-row>
        <table:table-row table:style-name="ro2">
          <table:table-cell office:value-type="string">
            <text:p><text:s/>c# <text:s text:c="6"/></text:p>
          </table:table-cell>
          <table:table-cell office:value-type="string">
            <text:p><text:s/>1**444** </text:p>
          </table:table-cell>
          <table:table-cell office:value-type="string">
            <text:p>1102</text:p>
          </table:table-cell>
          <table:table-cell/>
          <table:table-cell office:value-type="string">
            <text:p>1101</text:p>
          </table:table-cell>
          <table:table-cell office:value-type="string">
            <text:p>1304</text:p>
          </table:table-cell>
          <table:table-cell table:number-columns-repeated="1018"/>
        </table:table-row>
        <table:table-row table:style-name="ro2">
          <table:table-cell office:value-type="string">
            <text:p><text:s/>D <text:s text:c="3"/></text:p>
          </table:table-cell>
          <table:table-cell office:value-type="string">
            <text:p><text:s/>2220 </text:p>
          </table:table-cell>
          <table:table-cell office:value-type="string">
            <text:p>2223</text:p>
          </table:table-cell>
          <table:table-cell office:value-type="string">
            <text:p>2224</text:p>
          </table:table-cell>
          <table:table-cell office:value-type="string">
            <text:p>**2222**</text:p>
          </table:table-cell>
          <table:table-cell office:value-type="string">
            <text:p>2423</text:p>
          </table:table-cell>
          <table:table-cell office:value-type="string">
            <text:p>0230</text:p>
          </table:table-cell>
          <table:table-cell office:value-type="string">
            <text:p>2200</text:p>
          </table:table-cell>
          <table:table-cell office:value-type="string">
            <text:p>2233</text:p>
          </table:table-cell>
          <table:table-cell office:value-type="string">
            <text:p>3221</text:p>
          </table:table-cell>
          <table:table-cell office:value-type="string">
            <text:p>1210</text:p>
          </table:table-cell>
          <table:table-cell office:value-type="string">
            <text:p>2425</text:p>
          </table:table-cell>
          <table:table-cell table:number-columns-repeated="1012"/>
        </table:table-row>
        <table:table-row table:style-name="ro2">
          <table:table-cell office:value-type="string">
            <text:p><text:s/>d <text:s text:c="3"/></text:p>
          </table:table-cell>
          <table:table-cell office:value-type="string">
            <text:p><text:s/>2210 </text:p>
          </table:table-cell>
          <table:table-cell office:value-type="string">
            <text:p>2213</text:p>
          </table:table-cell>
          <table:table-cell/>
          <table:table-cell office:value-type="string">
            <text:p>2212</text:p>
          </table:table-cell>
          <table:table-cell office:value-type="string">
            <text:p>2505</text:p>
          </table:table-cell>
          <table:table-cell table:number-columns-repeated="1018"/>
        </table:table-row>
        <table:table-row table:style-name="ro2">
          <table:table-cell office:value-type="string">
            <text:p><text:s/>D# <text:s text:c="2"/></text:p>
          </table:table-cell>
          <table:table-cell office:value-type="string">
            <text:p><text:s/>3331 </text:p>
          </table:table-cell>
          <table:table-cell table:number-columns-repeated="2" office:value-type="string">
            <text:p>3334</text:p>
          </table:table-cell>
          <table:table-cell office:value-type="string">
            <text:p>**3333**</text:p>
          </table:table-cell>
          <table:table-cell office:value-type="string">
            <text:p>0111</text:p>
          </table:table-cell>
          <table:table-cell office:value-type="string">
            <text:p>1341</text:p>
          </table:table-cell>
          <table:table-cell table:number-columns-repeated="2" office:value-type="string">
            <text:p>3344</text:p>
          </table:table-cell>
          <table:table-cell office:value-type="string">
            <text:p>0332</text:p>
          </table:table-cell>
          <table:table-cell office:value-type="string">
            <text:p>2320</text:p>
          </table:table-cell>
          <table:table-cell office:value-type="string">
            <text:p>0311</text:p>
          </table:table-cell>
          <table:table-cell table:number-columns-repeated="1012"/>
        </table:table-row>
        <table:table-row table:style-name="ro2">
          <table:table-cell office:value-type="string">
            <text:p><text:s/>d# <text:s text:c="2"/></text:p>
          </table:table-cell>
          <table:table-cell office:value-type="string">
            <text:p><text:s/>3321 </text:p>
          </table:table-cell>
          <table:table-cell office:value-type="string">
            <text:p>3324</text:p>
          </table:table-cell>
          <table:table-cell/>
          <table:table-cell office:value-type="string">
            <text:p>3323</text:p>
          </table:table-cell>
          <table:table-cell office:value-type="string">
            <text:p>0311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office:value-type="string">
            <text:p><text:s/>E <text:s text:c="3"/></text:p>
          </table:table-cell>
          <table:table-cell office:value-type="string">
            <text:p><text:s/>4442 </text:p>
          </table:table-cell>
          <table:table-cell office:value-type="string">
            <text:p>1202</text:p>
          </table:table-cell>
          <table:table-cell office:value-type="string">
            <text:p>1302</text:p>
          </table:table-cell>
          <table:table-cell office:value-type="string">
            <text:p>**4444**</text:p>
          </table:table-cell>
          <table:table-cell office:value-type="string">
            <text:p>1222</text:p>
          </table:table-cell>
          <table:table-cell office:value-type="string">
            <text:p>2452</text:p>
          </table:table-cell>
          <table:table-cell office:value-type="string">
            <text:p>4422</text:p>
          </table:table-cell>
          <table:table-cell office:value-type="string">
            <text:p>3355</text:p>
          </table:table-cell>
          <table:table-cell office:value-type="string">
            <text:p>1003</text:p>
          </table:table-cell>
          <table:table-cell office:value-type="string">
            <text:p>0101</text:p>
          </table:table-cell>
          <table:table-cell office:value-type="string">
            <text:p>1422</text:p>
          </table:table-cell>
          <table:table-cell table:number-columns-repeated="1012"/>
        </table:table-row>
        <table:table-row table:style-name="ro2">
          <table:table-cell office:value-type="string">
            <text:p><text:s/>e <text:s text:c="3"/></text:p>
          </table:table-cell>
          <table:table-cell office:value-type="string">
            <text:p><text:s/>0432 </text:p>
          </table:table-cell>
          <table:table-cell office:value-type="string">
            <text:p>0202</text:p>
          </table:table-cell>
          <table:table-cell/>
          <table:table-cell office:value-type="string">
            <text:p>0102</text:p>
          </table:table-cell>
          <table:table-cell office:value-type="string">
            <text:p>0422</text:p>
          </table:table-cell>
          <table:table-cell table:number-columns-repeated="1018"/>
        </table:table-row>
        <table:table-row table:style-name="ro2">
          <table:table-cell office:value-type="string">
            <text:p><text:s/>F <text:s text:c="3"/></text:p>
          </table:table-cell>
          <table:table-cell office:value-type="string">
            <text:p><text:s/>2010 </text:p>
          </table:table-cell>
          <table:table-cell office:value-type="string">
            <text:p>2313</text:p>
          </table:table-cell>
          <table:table-cell office:value-type="string">
            <text:p>2413</text:p>
          </table:table-cell>
          <table:table-cell office:value-type="string">
            <text:p>2213</text:p>
          </table:table-cell>
          <table:table-cell office:value-type="string">
            <text:p>2333</text:p>
          </table:table-cell>
          <table:table-cell office:value-type="string">
            <text:p>3011</text:p>
          </table:table-cell>
          <table:table-cell office:value-type="string">
            <text:p>0013</text:p>
          </table:table-cell>
          <table:table-cell office:value-type="string">
            <text:p>5566</text:p>
          </table:table-cell>
          <table:table-cell office:value-type="string">
            <text:p>2110</text:p>
          </table:table-cell>
          <table:table-cell office:value-type="string">
            <text:p>1212</text:p>
          </table:table-cell>
          <table:table-cell office:value-type="string">
            <text:p>0010</text:p>
          </table:table-cell>
          <table:table-cell table:number-columns-repeated="1012"/>
        </table:table-row>
        <table:table-row table:style-name="ro2">
          <table:table-cell office:value-type="string">
            <text:p><text:s/>f <text:s text:c="3"/></text:p>
          </table:table-cell>
          <table:table-cell office:value-type="string">
            <text:p><text:s/>1013 </text:p>
          </table:table-cell>
          <table:table-cell office:value-type="string">
            <text:p>1313</text:p>
          </table:table-cell>
          <table:table-cell/>
          <table:table-cell office:value-type="string">
            <text:p>1213</text:p>
          </table:table-cell>
          <table:table-cell office:value-type="string">
            <text:p>0543</text:p>
          </table:table-cell>
          <table:table-cell table:number-columns-repeated="1018"/>
        </table:table-row>
        <table:table-row table:style-name="ro2">
          <table:table-cell office:value-type="string">
            <text:p><text:s/>F#</text:p>
          </table:table-cell>
          <table:table-cell office:value-type="string">
            <text:p><text:s/>3**1**2**1** </text:p>
          </table:table-cell>
          <table:table-cell office:value-type="string">
            <text:p>3424</text:p>
          </table:table-cell>
          <table:table-cell office:value-type="string">
            <text:p>3524</text:p>
          </table:table-cell>
          <table:table-cell office:value-type="string">
            <text:p>3324</text:p>
          </table:table-cell>
          <table:table-cell office:value-type="string">
            <text:p>1101</text:p>
          </table:table-cell>
          <table:table-cell office:value-type="string">
            <text:p>4122</text:p>
          </table:table-cell>
          <table:table-cell office:value-type="string">
            <text:p>1124</text:p>
          </table:table-cell>
          <table:table-cell office:value-type="string">
            <text:p>6677</text:p>
          </table:table-cell>
          <table:table-cell office:value-type="string">
            <text:p>3221</text:p>
          </table:table-cell>
          <table:table-cell office:value-type="string">
            <text:p>2323</text:p>
          </table:table-cell>
          <table:table-cell office:value-type="string">
            <text:p>1121</text:p>
          </table:table-cell>
          <table:table-cell table:number-columns-repeated="1012"/>
        </table:table-row>
        <table:table-row table:style-name="ro2">
          <table:table-cell office:value-type="string">
            <text:p><text:s/>f# <text:s text:c="2"/></text:p>
          </table:table-cell>
          <table:table-cell office:value-type="string">
            <text:p><text:s/>2120 </text:p>
          </table:table-cell>
          <table:table-cell office:value-type="string">
            <text:p>2424</text:p>
          </table:table-cell>
          <table:table-cell/>
          <table:table-cell office:value-type="string">
            <text:p>2123</text:p>
          </table:table-cell>
          <table:table-cell office:value-type="string">
            <text:p>1220</text:p>
          </table:table-cell>
          <table:table-cell table:number-columns-repeated="1018"/>
        </table:table-row>
        <table:table-row table:style-name="ro2">
          <table:table-cell office:value-type="string">
            <text:p><text:s/>G <text:s text:c="3"/></text:p>
          </table:table-cell>
          <table:table-cell office:value-type="string">
            <text:p><text:s/>0232 </text:p>
          </table:table-cell>
          <table:table-cell office:value-type="string">
            <text:p>0212</text:p>
          </table:table-cell>
          <table:table-cell office:value-type="string">
            <text:p>0222</text:p>
          </table:table-cell>
          <table:table-cell office:value-type="string">
            <text:p>0202</text:p>
          </table:table-cell>
          <table:table-cell office:value-type="string">
            <text:p>2212</text:p>
          </table:table-cell>
          <table:table-cell office:value-type="string">
            <text:p>0233</text:p>
          </table:table-cell>
          <table:table-cell office:value-type="string">
            <text:p>0230</text:p>
          </table:table-cell>
          <table:table-cell office:value-type="string">
            <text:p>0213</text:p>
          </table:table-cell>
          <table:table-cell office:value-type="string">
            <text:p>0332</text:p>
          </table:table-cell>
          <table:table-cell office:value-type="string">
            <text:p>0131</text:p>
          </table:table-cell>
          <table:table-cell office:value-type="string">
            <text:p>0252</text:p>
          </table:table-cell>
          <table:table-cell table:number-columns-repeated="1012"/>
        </table:table-row>
        <table:table-row table:style-name="ro2">
          <table:table-cell office:value-type="string">
            <text:p><text:s/>g <text:s text:c="3"/></text:p>
          </table:table-cell>
          <table:table-cell office:value-type="string">
            <text:p><text:s/>0231 </text:p>
          </table:table-cell>
          <table:table-cell office:value-type="string">
            <text:p>0211</text:p>
          </table:table-cell>
          <table:table-cell/>
          <table:table-cell office:value-type="string">
            <text:p>0201</text:p>
          </table:table-cell>
          <table:table-cell office:value-type="string">
            <text:p>2231</text:p>
          </table:table-cell>
          <table:table-cell table:number-columns-repeated="1018"/>
        </table:table-row>
        <table:table-row table:style-name="ro2">
          <table:table-cell office:value-type="string">
            <text:p><text:s/>G#</text:p>
          </table:table-cell>
          <table:table-cell office:value-type="string">
            <text:p><text:s/>4**2**3**2** </text:p>
          </table:table-cell>
          <table:table-cell office:value-type="string">
            <text:p>1323</text:p>
          </table:table-cell>
          <table:table-cell office:value-type="string">
            <text:p>1333</text:p>
          </table:table-cell>
          <table:table-cell office:value-type="string">
            <text:p>1313</text:p>
          </table:table-cell>
          <table:table-cell office:value-type="string">
            <text:p>3323</text:p>
          </table:table-cell>
          <table:table-cell office:value-type="string">
            <text:p>1344</text:p>
          </table:table-cell>
          <table:table-cell office:value-type="string">
            <text:p>1341</text:p>
          </table:table-cell>
          <table:table-cell office:value-type="string">
            <text:p>1324</text:p>
          </table:table-cell>
          <table:table-cell office:value-type="string">
            <text:p>1003</text:p>
          </table:table-cell>
          <table:table-cell office:value-type="string">
            <text:p>1212</text:p>
          </table:table-cell>
          <table:table-cell office:value-type="string">
            <text:p>3343</text:p>
          </table:table-cell>
          <table:table-cell table:number-columns-repeated="1012"/>
        </table:table-row>
        <table:table-row table:style-name="ro2">
          <table:table-cell office:value-type="string">
            <text:p><text:s/>g# <text:s text:c="2"/></text:p>
          </table:table-cell>
          <table:table-cell office:value-type="string">
            <text:p><text:s/>3231 </text:p>
          </table:table-cell>
          <table:table-cell office:value-type="string">
            <text:p>1322</text:p>
          </table:table-cell>
          <table:table-cell/>
          <table:table-cell office:value-type="string">
            <text:p>4546</text:p>
          </table:table-cell>
          <table:table-cell office:value-type="string">
            <text:p>3342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2.01.2020</text:date>, <text:time>19:38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20-01-02T16:11:26.58</meta:creation-date>
    <dc:date>2020-01-02T19:38:39.83</dc:date>
    <dc:creator>Jirka Dell'Oro-Friedl</dc:creator>
    <meta:editing-duration>PT1H56M51S</meta:editing-duration>
    <meta:editing-cycles>11</meta:editing-cycles>
    <meta:generator>OpenOffice.org/3.3$Win32 OpenOffice.org_project/330m20$Build-9567</meta:generator>
    <meta:document-statistic meta:table-count="3" meta:cell-count="217" meta:object-count="0"/>
  </office:meta>
</office:document-meta>
</file>